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6af97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6af97" style:font-size-asian="11pt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a55c6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a561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paragraph-rsid="000a55c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a55c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da561"/>
    </style:style>
    <style:style style:name="P8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style:font-name="Arial" fo:font-size="14pt" fo:font-style="normal" fo:font-weight="bold" officeooo:rsid="000a55c6" officeooo:paragraph-rsid="000a55c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" fo:font-size="14pt" fo:font-style="italic" fo:font-weight="bold" officeooo:rsid="000a55c6" officeooo:paragraph-rsid="000a55c6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6cb9a" officeooo:paragraph-rsid="0006af97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6af97" officeooo:paragraph-rsid="00078bf2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6af97" officeooo:paragraph-rsid="0006af97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2240e"/>
    </style:style>
    <style:style style:name="P14" style:family="paragraph" style:parent-style-name="PL-Paragraph">
      <style:paragraph-properties fo:margin-left="0cm" fo:margin-right="0cm" fo:text-indent="0cm" style:auto-text-indent="false"/>
      <style:text-properties style:font-name="Arial" fo:font-size="11pt" officeooo:rsid="0006af97" officeooo:paragraph-rsid="0006cb9a" style:font-size-asian="11pt" style:font-size-complex="11pt"/>
    </style:style>
    <style:style style:name="T1" style:family="text">
      <style:text-properties officeooo:rsid="0006af97"/>
    </style:style>
    <style:style style:name="T2" style:family="text">
      <style:text-properties officeooo:rsid="0006cb9a"/>
    </style:style>
    <style:style style:name="T3" style:family="text">
      <style:text-properties officeooo:rsid="00078bf2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officeooo:rsid="0006af97" style:font-size-asian="11pt" style:font-size-complex="11pt"/>
    </style:style>
    <style:style style:name="T6" style:family="text">
      <style:text-properties style:font-name="Arial" fo:font-size="11pt" officeooo:rsid="0006cb9a" style:font-size-asian="11pt" style:font-size-complex="11pt"/>
    </style:style>
    <style:style style:name="T7" style:family="text">
      <style:text-properties style:font-name="Arial" fo:font-size="11pt" officeooo:rsid="0090c59f" style:font-size-asian="11pt" style:font-size-complex="11pt"/>
    </style:style>
    <style:style style:name="T8" style:family="text">
      <style:text-properties style:font-name="Arial" fo:font-size="11pt" officeooo:rsid="001186de" style:font-size-asian="11pt" style:font-size-complex="11pt"/>
    </style:style>
    <style:style style:name="T9" style:family="text">
      <style:text-properties style:font-name="Arial" fo:font-size="11pt" fo:font-weight="normal" officeooo:rsid="008f150f" style:font-size-asian="11pt" style:font-weight-asian="normal" style:font-size-complex="11pt" style:font-weight-complex="normal"/>
    </style:style>
    <style:style style:name="T10" style:family="text">
      <style:text-properties style:font-name="Arial" fo:font-size="11pt" fo:font-weight="normal" officeooo:rsid="0090c59f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normal" officeooo:rsid="0006cb9a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font-weight="normal" officeooo:rsid="00078bf2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font-weight="normal" officeooo:rsid="000a55c6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font-weight="normal" officeooo:rsid="00095f88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font-weight="normal" officeooo:rsid="000da561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font-weight="normal" officeooo:rsid="000fa018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style="italic" fo:font-weight="normal" officeooo:rsid="00078bf2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Arial" fo:font-size="11pt" fo:font-style="italic" fo:font-weight="normal" officeooo:rsid="000a55c6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Arial" fo:font-size="11pt" fo:font-style="italic" officeooo:rsid="001186de" style:font-size-asian="11pt" style:font-style-asian="italic" style:font-size-complex="11pt" style:font-style-complex="italic"/>
    </style:style>
    <style:style style:name="T20" style:family="text">
      <style:text-properties style:font-name="Arial" fo:font-size="11pt" fo:font-style="italic" officeooo:rsid="0006af97" style:font-size-asian="11pt" style:font-style-asian="italic" style:font-size-complex="11pt" style:font-style-complex="italic"/>
    </style:style>
    <style:style style:name="T21" style:family="text">
      <style:text-properties fo:font-size="11pt" fo:font-weight="normal" officeooo:rsid="000a55c6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0fa018" style:font-size-asian="11pt" style:font-weight-asian="normal" style:font-size-complex="11pt" style:font-weight-complex="normal"/>
    </style:style>
    <style:style style:name="T23" style:family="text">
      <style:text-properties fo:font-style="italic" officeooo:rsid="0006af97" style:font-style-asian="italic" style:font-style-complex="italic"/>
    </style:style>
    <style:style style:name="T24" style:family="text">
      <style:text-properties fo:font-style="italic" officeooo:rsid="000a55c6" style:font-style-asian="italic" style:font-style-complex="italic"/>
    </style:style>
    <style:style style:name="T25" style:family="text">
      <style:text-properties fo:font-style="italic" officeooo:rsid="00078bf2" style:font-style-asian="italic" style:font-style-complex="italic"/>
    </style:style>
    <style:style style:name="T26" style:family="text">
      <style:text-properties officeooo:rsid="000a55c6"/>
    </style:style>
    <style:style style:name="T27" style:family="text">
      <style:text-properties style:text-position="super 58%" style:font-name="Arial" fo:font-size="11pt" fo:font-weight="normal" officeooo:rsid="000a55c6" style:font-size-asian="11pt" style:font-weight-asian="normal" style:font-size-complex="11pt" style:font-weight-complex="normal"/>
    </style:style>
    <style:style style:name="T28" style:family="text">
      <style:text-properties style:text-position="super 58%" fo:font-size="11pt" fo:font-weight="normal" officeooo:rsid="000a55c6" style:font-size-asian="11pt" style:font-weight-asian="normal" style:font-size-complex="11pt" style:font-weight-complex="normal"/>
    </style:style>
    <style:style style:name="T29" style:family="text">
      <style:text-properties style:text-position="super 58%" style:font-name="Arial" fo:font-size="11pt" fo:font-weight="normal" officeooo:rsid="000a55c6" style:font-size-asian="11pt" style:font-weight-asian="normal" style:font-size-complex="11pt" style:font-weight-complex="normal"/>
    </style:style>
    <style:style style:name="T30" style:family="text">
      <style:text-properties style:text-position="super 58%" style:font-name="Arial" fo:font-weight="normal" officeooo:rsid="000a55c6" style:font-weight-asian="normal" style:font-weight-complex="normal"/>
    </style:style>
    <style:style style:name="T31" style:family="text">
      <style:text-properties fo:font-size="12pt" fo:font-weight="bold" officeooo:rsid="0006cb9a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06af97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78bf2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0a55c6" style:font-size-asian="12pt" style:font-weight-asian="bold" style:font-size-complex="12pt" style:font-weight-complex="bold"/>
    </style:style>
    <style:style style:name="T35" style:family="text">
      <style:text-properties officeooo:rsid="000a8ae9"/>
    </style:style>
    <style:style style:name="T36" style:family="text">
      <style:text-properties officeooo:rsid="000b091e"/>
    </style:style>
    <style:style style:name="T37" style:family="text">
      <style:text-properties officeooo:rsid="000c3010"/>
    </style:style>
    <style:style style:name="T38" style:family="text">
      <style:text-properties officeooo:rsid="000da561"/>
    </style:style>
    <style:style style:name="T39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T40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officeooo:rsid="0012240e" style:text-blinking="false" fo:background-color="transparent"/>
    </style:style>
    <style:style style:name="T41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/>
    </style:style>
    <style:style style:name="T42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officeooo:rsid="0012240e" style:text-blinking="false" fo:background-color="transparent"/>
    </style:style>
    <style:style style:name="T43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T44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officeooo:rsid="0012240e" style:text-blinking="false" fo:background-color="transparent" style:font-size-asian="11pt" style:font-size-complex="11pt"/>
    </style:style>
    <style:style style:name="T4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46" style:family="text">
      <style:text-properties fo:font-variant="normal" fo:text-transform="none" fo:color="#000000" style:text-line-through-style="none" style:font-name="Arial" fo:font-style="normal" style:text-underline-style="none" fo:font-weight="normal" officeooo:rsid="0012240e" style:text-blinking="false" fo:background-color="transparent"/>
    </style:style>
    <style:style style:name="T47" style:family="text">
      <style:text-properties fo:font-variant="normal" fo:text-transform="none" fo:color="#000000" style:text-line-through-style="none" fo:font-size="9pt" fo:font-style="normal" style:text-underline-style="none" fo:font-weight="normal" style:text-blinking="false" fo:background-color="transparent"/>
    </style:style>
    <style:style style:name="T48" style:family="text">
      <style:text-properties fo:font-variant="normal" fo:text-transform="none" fo:color="#000000" style:text-line-through-style="none" fo:font-size="9pt" fo:font-style="normal" style:text-underline-style="none" fo:font-weight="normal" officeooo:rsid="0012240e" style:text-blinking="false" fo:background-color="transparent"/>
    </style:style>
    <style:style style:name="T49" style:family="text">
      <style:text-properties style:font-name="Arial" fo:font-size="11pt" fo:font-weight="normal" officeooo:rsid="000a55c6" style:font-size-asian="11pt" style:font-weight-asian="normal" style:font-size-complex="11pt" style:font-weight-complex="normal"/>
    </style:style>
    <style:style style:name="T50" style:family="text">
      <style:text-properties style:font-name="Arial" fo:font-size="11pt" fo:font-weight="normal" officeooo:rsid="000fa018" style:font-size-asian="11pt" style:font-weight-asian="normal" style:font-size-complex="11pt" style:font-weight-complex="normal"/>
    </style:style>
    <style:style style:name="T51" style:family="text">
      <style:text-properties style:font-name="Arial" fo:font-weight="normal" officeooo:rsid="000a55c6" style:font-weight-asian="normal" style:font-weight-complex="normal"/>
    </style:style>
    <style:style style:name="T52" style:family="text">
      <style:text-properties style:font-name="Arial" fo:font-weight="normal" officeooo:rsid="000fa018" style:font-weight-asian="normal" style:font-weight-complex="normal"/>
    </style:style>
    <style:style style:name="T53" style:family="text">
      <style:text-properties officeooo:rsid="0012f4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hil Langley</text:p>
      <text:p text:style-name="P9"/>
      <text:p text:style-name="P5"><text:span text:style-name="T24">Title - </text:span><text:span text:style-name="T31">Branch, Merge, Commit</text:span><text:span text:style-name="T32"> –</text:span><text:span text:style-name="T31"> </text:span><text:span text:style-name="T33">New forms of Open Source </text:span><text:span text:style-name="T31">for </text:span><text:span text:style-name="T34">Designing With </text:span><text:span text:style-name="T31">BIM</text:span></text:p>
      <text:p text:style-name="P10"/>
      <text:p text:style-name="P3"><text:span text:style-name="T3">This paper proposes a new method of </text:span><text:span text:style-name="T25">design</text:span><text:span text:style-name="T24">ing with</text:span><text:span text:style-name="T25"> BIM</text:span><text:span text:style-name="T3"> technology </text:span><text:span text:style-name="T26">firstly with the application of two contemporary methods of computing – </text:span><text:span text:style-name="T24">open source </text:span><text:span text:style-name="T26">and </text:span><text:span text:style-name="T24">object orientated </text:span><text:span text:style-name="T26">- </text:span><text:span text:style-name="T3"><text:s/></text:span><text:span text:style-name="T26">and secondly the adoption</text:span><text:span text:style-name="T3"> </text:span><text:span text:style-name="T26">of the </text:span><text:span text:style-name="T3">versioning software </text:span><text:span text:style-name="T26">platform</text:span><text:span text:style-name="T3"> </text:span><text:span text:style-name="T26">'</text:span><text:span text:style-name="T3">GitHub</text:span><text:span text:style-name="T26">' as a means </text:span><text:span text:style-name="T38">of harnessing them and </text:span><text:span text:style-name="T26">to</text:span><text:span text:style-name="T3"> encourage wider participation in </text:span><text:span text:style-name="T26">the processes of </text:span><text:span text:style-name="T25">design</text:span><text:span text:style-name="T24">ing with</text:span><text:span text:style-name="T25"> BIM</text:span><text:span text:style-name="T3">.</text:span></text:p>
      <text:p text:style-name="P11"/>
      <text:p text:style-name="P14">Architects are typically consumers of software as products, rather than users of software as technology and the relationship between computers and architecture can often be fractious - viewed with either complete suspicion or total devotion. In either case the role of the computer is often seen in the same way - to supplement a pre-existing design process rather than to fundamentally change it. </text:p>
      <text:p text:style-name="P2"><text:span text:style-name="T3">However, </text:span><text:span text:style-name="T1">BIM software represents a significant move from the traditional skeu</text:span><text:span text:style-name="T53">o</text:span><text:span text:style-name="T1">morphic paradigm of CAD as drawing board to something new, that is in and of itself. Whilst </text:span><text:span text:style-name="T35">t</text:span><text:span text:style-name="T1">his offers the designer huge potential, it also presents a difficulty. BIM software requires alternate, </text:span><text:span text:style-name="T36">and unfamiliar,</text:span><text:span text:style-name="T1"> design processes and work flows – collaborative, concurrent, continuous working for example.</text:span></text:p>
      <text:p text:style-name="P12"/>
      <text:p text:style-name="P4"><text:span text:style-name="T1">I propose </text:span><text:span text:style-name="T37">to </text:span><text:span text:style-name="T1">re-configur</text:span><text:span text:style-name="T37">e</text:span><text:span text:style-name="T1"> two existing methods of computing; </text:span><text:span text:style-name="T23">open source</text:span><text:span text:style-name="T1"> (from software design) and </text:span><text:span text:style-name="T23">object- </text:span><text:span text:style-name="T24">orientated</text:span><text:span text:style-name="T1"> (from approaches to programming and code</text:span><text:span text:style-name="T2">).</text:span></text:p>
      <text:p text:style-name="P12"/>
      <text:p text:style-name="P7"><text:span text:style-name="T8">Briefly, </text:span><text:span text:style-name="T19">o</text:span><text:span text:style-name="T20">pen source</text:span><text:span text:style-name="T5"> is traditionally understood as the release of the source code for computer programmes. </text:span><text:span text:style-name="T6">Typically, however</text:span><text:span text:style-name="T5"> </text:span><text:span text:style-name="T7">the environment</text:span><text:span text:style-name="T5"> of open software </text:span><text:span text:style-name="T6">is one </text:span><text:span text:style-name="T5">where the users and developers are basically the same </text:span><text:span text:style-name="T6">and</text:span><text:span text:style-name="T5"> </text:span><text:span text:style-name="T7">in which the</text:span><text:span text:style-name="Strong_20_Emphasis"><text:span text:style-name="T9"> 'extended negotiation' between user and programmer become</text:span></text:span><text:span text:style-name="Strong_20_Emphasis"><text:span text:style-name="T10">s</text:span></text:span><text:span text:style-name="Strong_20_Emphasis"><text:span text:style-name="T9"> a closed loop</text:span></text:span><text:span text:style-name="Strong_20_Emphasis"><text:span text:style-name="T10">. </text:span></text:span><text:span text:style-name="Strong_20_Emphasis"><text:span text:style-name="T11">This is </text:span></text:span><text:span text:style-name="Strong_20_Emphasis"><text:span text:style-name="T12">analogous</text:span></text:span><text:span text:style-name="Strong_20_Emphasis"><text:span text:style-name="T11"> to existing BIM working practices – closed loops of expert users. In the method proposed here, the loop must be pr</text:span></text:span><text:span text:style-name="Strong_20_Emphasis"><text:span text:style-name="T12">i</text:span></text:span><text:span text:style-name="Strong_20_Emphasis"><text:span text:style-name="T11">sed open, to allow access and contribution to a wider range of of participants. </text:span></text:span><text:span text:style-name="T4">In programming terms, an object orientated approach is one whereby elements of the code are organised in such a way that they may be more easily understood and edited as well as quickly reused and re-structured – they are assembled components </text:span><text:span text:style-name="Strong_20_Emphasis"><text:span text:style-name="T15">in the same way that </text:span></text:span><text:span text:style-name="Strong_20_Emphasis"><text:span text:style-name="T11">BIM can be described as a technology of <text:s/>'assembled objects'.</text:span></text:span></text:p>
      <text:p text:style-name="P1"><text:span text:style-name="Strong_20_Emphasis"><text:span text:style-name="T11"/></text:span></text:p>
      <text:p text:style-name="P6"><text:span text:style-name="Strong_20_Emphasis"><text:span text:style-name="T13">By viewing BIM design methods as component assemblies, and then opening access to both the components and the rules of assembly, </text:span></text:span><text:span text:style-name="Strong_20_Emphasis"><text:span text:style-name="T14">BIM practitioners </text:span></text:span><text:span text:style-name="Strong_20_Emphasis"><text:span text:style-name="T13">have the </text:span></text:span><text:span text:style-name="Strong_20_Emphasis"><text:span text:style-name="T14">possibilit</text:span></text:span><text:span text:style-name="Strong_20_Emphasis"><text:span text:style-name="T13">y</text:span></text:span><text:span text:style-name="Strong_20_Emphasis"><text:span text:style-name="T12"> to create new methods of design</text:span></text:span><text:span text:style-name="Strong_20_Emphasis"><text:span text:style-name="T13">ing with</text:span></text:span><text:span text:style-name="Strong_20_Emphasis"><text:span text:style-name="T12"> BIM, through wider participation in the processes associated with it.</text:span></text:span></text:p>
      <text:p text:style-name="P6"><text:span text:style-name="Strong_20_Emphasis"><text:span text:style-name="T12"/></text:span></text:p>
      <text:p text:style-name="P6"><text:span text:style-name="Strong_20_Emphasis"><text:span text:style-name="T18">B</text:span></text:span><text:span text:style-name="Strong_20_Emphasis"><text:span text:style-name="T17">iography</text:span></text:span><text:span text:style-name="Strong_20_Emphasis"><text:span text:style-name="T12"> </text:span></text:span></text:p>
      <text:p text:style-name="P6"><text:span text:style-name="Strong_20_Emphasis"><text:span text:style-name="T12"/></text:span></text:p>
      <text:p text:style-name="P7"><text:span text:style-name="Strong_20_Emphasis"><text:span text:style-name="T13">I am a 1</text:span></text:span><text:span text:style-name="Strong_20_Emphasis"><text:span text:style-name="T27">st</text:span></text:span><text:span text:style-name="Strong_20_Emphasis"><text:span text:style-name="T13"> Year PhD candidate at </text:span></text:span><text:span text:style-name="Strong_20_Emphasis"><text:span text:style-name="T16">The School of Architecture, U</text:span></text:span><text:span text:style-name="Strong_20_Emphasis"><text:span text:style-name="T13">niversity of Sheffield. My research is focused on addressing computing technology as a method within design processes, rather than merely a series of tools. I have explored these issues most recently through the development of specific means of teaching computational design and programming. </text:span></text:span></text:p>
      <text:p text:style-name="P7"><text:span text:style-name="Strong_20_Emphasis"><text:span text:style-name="T13"/></text:span></text:p>
      <text:p text:style-name="P13"><text:span text:style-name="Strong_20_Emphasis"><text:span text:style-name="T13">In addition, I am an architect </text:span></text:span><text:span text:style-name="T43">at Bryden Wood </text:span><text:span text:style-name="T44">in London</text:span><text:span text:style-name="T43">, </text:span><text:span text:style-name="T44">where </text:span><text:span text:style-name="T43">I am responsible for </text:span><text:span text:style-name="T44">the development of</text:span><text:span text:style-name="T43"> </text:span><text:span text:style-name="T44">BIM strategies for a number of major private and public sector clients</text:span><text:span text:style-name="T43">. </text:span><text:span text:style-name="T44">I am </text:span><text:span text:style-name="T43">currently working with major software companies in developing the Government’s BIM standards. Previously, as project director at Slider Studio, a digital media and design research practice, I was involved in the design, development and programming of new software and plug-ins for architectural design, collaboration and participation.</text:span></text:p>
      <text:p text:style-name="P13"><text:span text:style-name="T43"/></text:p>
      <text:p text:style-name="P13"><text:span text:style-name="T43">I have collaborated on a number of research projects </text:span><text:span text:style-name="T44">and </text:span><text:span text:style-name="T43">published papers </text:span><text:span text:style-name="T44">internationally.</text:span><text:span text:style-name="T43"> </text:span><text:span text:style-name="T44">I am</text:span><text:span text:style-name="T43"> a founder member of </text:span><text:span text:style-name="T44">the design collective</text:span><text:span text:style-name="T43"> openkhana.net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L-Paragraph" style:family="paragraph" style:parent-style-name="Text_20_body">
      <style:paragraph-properties fo:margin-left="0cm" fo:margin-right="4.001cm" fo:margin-top="0cm" fo:margin-bottom="0.199cm" style:contextual-spacing="false" fo:line-height="100%" fo:text-indent="0cm" style:auto-text-indent="false"/>
      <style:text-properties style:font-name="Calibri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l</meta:initial-creator>
    <meta:creation-date>2013-04-15T21:33:39.72</meta:creation-date>
    <dc:date>2013-04-15T23:00:47.38</dc:date>
    <dc:creator>p l</dc:creator>
    <meta:editing-duration>PT33M28S</meta:editing-duration>
    <meta:editing-cycles>10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2" meta:word-count="552" meta:character-count="3544" meta:non-whitespace-character-count="2993"/>
  </office:meta>
</office:document-meta>
</file>